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margin-left="0.1972in" fo:text-indent="-0.1972in">
        <style:tab-stops/>
      </style:paragraph-properties>
    </style:style>
    <style:style style:name="P18" style:parent-style-name="Základnítext" style:family="paragraph">
      <style:paragraph-properties fo:margin-left="0.1972in" fo:text-indent="-0.1972in">
        <style:tab-stops/>
      </style:paragraph-properties>
    </style:style>
    <style:style style:name="P19" style:parent-style-name="Základnítext" style:family="paragraph">
      <style:paragraph-properties fo:margin-left="0.1972in" fo:text-indent="-0.1972in">
        <style:tab-stops/>
      </style:paragraph-properties>
    </style:style>
    <style:style style:name="P20" style:parent-style-name="Základnítext" style:family="paragraph">
      <style:paragraph-properties fo:margin-left="0.1972in" fo:text-indent="-0.1972in">
        <style:tab-stops/>
      </style:paragraph-properties>
    </style:style>
    <style:style style:name="P21" style:parent-style-name="podpis" style:family="paragraph">
      <style:paragraph-properties fo:margin-top="0.3333in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</style:style>
    <style:style style:name="P24" style:parent-style-name="podpis" style:family="paragraph">
      <style:paragraph-properties fo:text-align="start" fo:margin-left="0in">
        <style:tab-stops/>
      </style:paragraph-properties>
    </style:style>
    <style:style style:name="P25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2/2023</text:p>
            <text:p text:style-name="Normální">KVOP-42070/2023</text:p>
            <text:p text:style-name="Normální">09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artin Matoušek</text:p>
            <text:p text:style-name="Normální">Věznice Stráž pod Ralskem</text:p>
            <text:p text:style-name="Normální">Máchova 260</text:p>
            <text:p text:style-name="Normální">471 27<text:s/>Stráž pod Ralskem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<text:s/>Matoušku,</text:p>
      <text:p text:style-name="Základnítext">dne<text:s/>7.<text:s/>11.<text:s/>2023 obdržela Kancelář veřejného ochránce práv Vaši žádost o informace. Žádáte o zaslání<text:s/>těchto informací: „trestní zákon, trestní zákon o věznici a vazbě, sborník stanovisek veřej. och. práv Vězeňství 1-4 (2 mám), zákon o mezinárodní justiční spolupráci ve věcech trestních.“</text:p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list text:style-name="LFO11" text:continue-numbering="true">
        <text:list-item>
          <text:p text:style-name="P17">zákon č. 40/2009 Sb., trestní zákoník</text:p>
        </text:list-item>
        <text:list-item>
          <text:p text:style-name="P18">zákon č. 293/1993 Sb., o výkonu vazby,</text:p>
        </text:list-item>
        <text:list-item>
          <text:p text:style-name="P19">sborník stanovisek veřejného ochránce práv Vězeňství I – žádný další sborník na téma vězeňství (vyjma Vězeňství II, které už máte) Kancelář veřejného ochránce práv nevydala,</text:p>
        </text:list-item>
        <text:list-item>
          <text:p text:style-name="P20">zákon č. 104/2013 Sb.,<text:s/>o mezinárodní justiční spolupráci ve věcech trestních.</text:p>
        </text:list-item>
      </text:list>
      <text:p text:style-name="Základnítext">S pozdravem</text:p>
      <text:p text:style-name="Základnítext"/>
      <text:p text:style-name="P21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Příloha"/>
      <text:p text:style-name="Příloha">Přílohy</text:p>
      <text:p text:style-name="P22">zákon č. 40/2009 Sb.</text:p>
      <text:p text:style-name="P23">zákon č. 293/1993 Sb.</text:p>
      <text:p text:style-name="P24">Sborník stanovisek veřejného ochránce práv<text:s/>Vězeňství I</text:p>
      <text:p text:style-name="P25">zákon č. 104/2013 Sb.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Z0OB*</text:span>*KVOPX00DZ0OB*</text:p>
        <text:p text:style-name="P12"><text:span text:style-name="T13">KVOPX00DZ0OB</text:span>KVOPX00DZ0O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2-01T09:14:00Z</meta:creation-date>
    <dc:date>2023-12-01T09:14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86" meta:character-count="1285" meta:row-count="9" meta:non-whitespace-character-count="1101"/>
  </office:meta>
</office:document-meta>
</file>